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X</text:p>
          </table:table-cell>
        </table:table-row>
        <table:table-row table:style-name="ro1">
          <table:table-cell office:value-type="string" calcext:value-type="string">
            <text:p><text:a xlink:href="http://www.ebay.fr/itm/Rotary-Encoder-Module-Brick-Sensor-Development-Board-Test-For-Arduino-New-n-/221904083862?hash=item33aa839b96:g:VfsAAOSwVL1WEM4X" xlink:type="simple">ENCODER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www.ebay.fr/itm/LM358-100-Gain-Signal-Amplification-Module-Operational-Amplifier-DC5-12V-LD-/141859601602?hash=item21077dbcc2:g:ZqIAAOSwSdZWeqUY" xlink:type="simple">AOP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www.ebay.fr/itm/Universal-12-24V-1-2-3-5-10-15-20-30A-Switch-Power-Driver-For-LED-Strip-New-TMPG-/151962038701?var=&amp;hash=item2361a4b1ad:m:mDRNktyPg4LsmxN2eLls4ZQ" xlink:type="simple">ALIM</text:a>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<text:a xlink:href="http://www.ebay.fr/itm/New-1-Channel-1-Route-MOSFET-Button-IRF540-Switch-Module-for-Arduino-H7-/301835539710?hash=item4646ccd4fe:g:PN4AAOSwJcZWgUGH" xlink:type="simple">MOSFET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www.ebay.fr/itm/1pcs-Aviation-Plug-5-8-Pin-16mm-GX16-8-Male-Female-Panel-Metal-Connecteur-AB-/131563895577?var=&amp;hash=item1ea1d1bb19:m:muJmOH-yMx7snbQPWEUecvA" xlink:type="simple">CONNECTOR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www.ebay.fr/itm/60W-Fer-a-Souder-Soudage-Soudure-Poignee-12-Pointe-Panne-Pr-HAKKO-936-937-928-/141850307534?hash=item2106efebce:g:hl0AAOSwf-VWboBs" xlink:type="simple">FER + PANNES</text:a></text:p>
          </table:table-cell>
          <table:table-cell office:value-type="float" office:value="11.072" calcext:value-type="float">
            <text:p>11.072</text:p>
          </table:table-cell>
        </table:table-row>
        <table:table-row table:style-name="ro1">
          <table:table-cell office:value-type="string" calcext:value-type="string">
            <text:p><text:a xlink:href="http://www.ebay.fr/itm/Nouveau-Ecran-LCD-Module-LCM-1602-16X2-HD44780-Bleu-Blacklight-/291218423942?hash=item43cdf88086:g:h9oAAOSwVFlT7cTC" xlink:type="simple">ECRAN</text:a>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<text:a xlink:href="http://www.ebay.fr/itm/Waterproof-Electronic-Junction-Project-Box-Enclosure-Case-200x120x75mm-UR-/371433305996?hash=item567b26778c:g:UxcAAOSwWnFV7mKh" xlink:type="simple">Boîtier</text:a>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ebay.fr/itm/Hot-Air-Gun-Heat-Desoldering-Gun-Handle-FOR-858-858D-898D-852D-Soldering-Station-/261798912213?hash=item3cf46e60d5:g:0vAAAOSwpDdU9Shr" xlink:type="simple">BUSE</text:a>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string" calcext:value-type="string">
            <text:p><text:a xlink:href="http://www.ebay.fr/itm/Effective-Stable-1-Channel-5V-Indicator-Light-LED-Relay-Module-For-Arduino-FD-/111778582116?hash=item1a0685ce64:g:3doAAOSw37tWAR5K" xlink:type="simple">RELAY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<text:a xlink:href="http://www.ebay.fr/itm/Circulaire-Buse-Jet-BGA-Alliage-Argent-Pr-850-Pistolet-Air-Chaud-Station-3-12mm-/141738263828?var=&amp;hash=item2100424514:m:m2yOKe_HdxZAsmZfHHv_YjQ" xlink:type="simple">Buse embout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www.ebay.fr/itm/New-1-pc-IRF520-MOS-FET-Driver-Module-for-Arduino-High-Quality-JK-/262241628814?hash=item3d0ed1b28e:g:1y8AAOSwa-dWmMh9" xlink:type="simple">MOS FAN</text:a>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FER SEUL</text:p>
          </table:table-cell>
          <table:table-cell table:formula="of:=SUM([.B4:.B13])" office:value-type="float" office:value="33.812" calcext:value-type="float">
            <text:p>33.812</text:p>
          </table:table-cell>
        </table:table-row>
        <table:table-row table:style-name="ro1">
          <table:table-cell office:value-type="string" calcext:value-type="string">
            <text:p>OPTION AIR CHAUD</text:p>
          </table:table-cell>
          <table:table-cell table:formula="of:=SUM([.B14:.B18])" office:value-type="float" office:value="15.15" calcext:value-type="float">
            <text:p>15.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formula="of:=[.B20]+[.B21]" office:value-type="float" office:value="48.962" calcext:value-type="float">
            <text:p>48.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 style:data-style-name="N2" text:time-value="09:23:56.456155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22:09:11.278045076</meta:creation-date>
    <dc:date>2016-03-05T13:49:02.349208658</dc:date>
    <meta:editing-duration>PT5H30M28S</meta:editing-duration>
    <meta:editing-cycles>4</meta:editing-cycles>
    <meta:generator>LibreOffice/5.0.5.2$Linux_X86_64 LibreOffice_project/00m0$Build-2</meta:generator>
    <meta:document-statistic meta:table-count="1" meta:cell-count="36" meta:object-count="0"/>
  </office:meta>
</office:document-meta>
</file>